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32cm" svg:height="7.962cm" svg:x="1cm" svg:y="1.1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65cm" svg:height="1.886cm" svg:x="12.131cm" svg:y="3.294cm">
          <text:p text:style-name="P1">received</text:p>
          <text:p text:style-name="P1">SemVal</text:p>
          <draw:enhanced-geometry svg:viewBox="0 0 21600 21600" draw:type="rectangle" draw:enhanced-path="M 0 0 L 21600 0 21600 21600 0 21600 0 0 Z N"/>
        </draw:custom-shape>
        <draw:frame draw:style-name="gr3" draw:layer="layout" svg:width="4.079cm" svg:height="1.017cm" svg:x="8.416cm" svg:y="1.549cm">
          <draw:text-box>
            <text:p>'^' <text:s text:c="3"/>pattern</text:p>
          </draw:text-box>
        </draw:frame>
        <draw:line draw:style-name="gr4" draw:text-style-name="P1" draw:layer="layout" svg:x1="11.118cm" svg:y1="2.477cm" svg:x2="12.131cm" svg:y2="3.266cm">
          <text:p/>
        </draw:line>
        <draw:custom-shape draw:style-name="gr2" draw:text-style-name="P1" draw:layer="layout" svg:width="3.406cm" svg:height="1.998cm" svg:x="5.629cm" svg:y="3.294cm">
          <text:p text:style-name="P1">BOL</text:p>
          <text:p text:style-name="P1">PatternVal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51cm" svg:y1="2.28cm" svg:x2="8.528cm" svg:y2="3.237cm">
          <text:p/>
        </draw:line>
        <draw:frame draw:style-name="gr3" draw:id="id2" draw:layer="layout" svg:width="2.712cm" svg:height="1.025cm" svg:x="1.294cm" svg:y="2.561cm">
          <draw:text-box>
            <text:p>1<text:span text:style-name="T1">st</text:span> State</text:p>
          </draw:text-box>
        </draw:frame>
        <draw:frame draw:style-name="gr3" draw:layer="layout" svg:width="3.33cm" svg:height="1.017cm" svg:x="1.322cm" svg:y="5.067cm">
          <draw:text-box>
            <text:p>final State</text:p>
          </draw:text-box>
        </draw:frame>
        <draw:line draw:style-name="gr4" draw:text-style-name="P1" draw:layer="layout" svg:x1="5.826cm" svg:y1="3.687cm" svg:x2="3.856cm" svg:y2="3.237cm">
          <text:p/>
        </draw:line>
        <draw:line draw:style-name="gr4" draw:text-style-name="P1" draw:layer="layout" svg:x1="5.798cm" svg:y1="4.982cm" svg:x2="4.588cm" svg:y2="5.573cm">
          <text:p/>
        </draw:line>
        <draw:custom-shape draw:style-name="gr5" draw:text-style-name="P1" draw:id="id4" draw:layer="layout" svg:width="1.15cm" svg:height="9.859cm" draw:transform="skewX (-0.0146607657167496) rotate (1.54828157944388) translate (5.544cm 6.4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712cm" svg:height="1.025cm" svg:x="15.962cm" svg:y="2.674cm">
          <draw:text-box>
            <text:p>1<text:span text:style-name="T1">st</text:span> State</text:p>
          </draw:text-box>
        </draw:frame>
        <draw:frame draw:style-name="gr3" draw:id="id3" draw:layer="layout" svg:width="3.33cm" svg:height="1.017cm" svg:x="15.99cm" svg:y="5.18cm">
          <draw:text-box>
            <text:p>final State</text:p>
          </draw:text-box>
        </draw:frame>
        <draw:line draw:style-name="gr4" draw:text-style-name="P1" draw:layer="layout" svg:x1="15.058cm" svg:y1="3.631cm" svg:x2="16.241cm" svg:y2="3.265cm">
          <text:p/>
        </draw:line>
        <draw:line draw:style-name="gr4" draw:text-style-name="P1" draw:layer="layout" svg:x1="15.171cm" svg:y1="4.841cm" svg:x2="16.184cm" svg:y2="5.489cm">
          <text:p/>
        </draw:line>
        <draw:custom-shape draw:style-name="gr2" draw:text-style-name="P1" draw:id="id1" draw:layer="layout" svg:width="4.701cm" svg:height="1.745cm" svg:x="8.106cm" svg:y="6.84cm">
          <text:p text:style-name="P1">Returned</text:p>
          <text:p text:style-name="P1">SemVa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106cm" svg:y1="7.712cm" svg:x2="2.65cm" svg:y2="3.586cm" draw:start-shape="id1" draw:start-glue-point="3" draw:end-shape="id2" draw:end-glue-point="2" svg:d="m8106 7712c-3638 0-5456-1375-5456-4126">
          <text:p/>
        </draw:connector>
        <draw:connector draw:style-name="gr4" draw:text-style-name="P1" draw:layer="layout" draw:type="curve" svg:x1="12.807cm" svg:y1="7.712cm" svg:x2="17.655cm" svg:y2="6.197cm" draw:start-shape="id1" draw:start-glue-point="1" draw:end-shape="id3" draw:end-glue-point="2" svg:d="m12807 7712c3232 0 4848-505 4848-1515">
          <text:p/>
        </draw:connector>
        <draw:connector draw:style-name="gr4" draw:text-style-name="P1" draw:layer="layout" draw:type="line" svg:x1="10.473cm" svg:y1="6.473cm" svg:x2="10.456cm" svg:y2="6.84cm" draw:start-shape="id4" draw:start-glue-point="5" draw:end-shape="id1" draw:end-glue-point="0" svg:d="m10473 6473-17 367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20M01S</meta:editing-duration>
    <meta:editing-cycles>6</meta:editing-cycles>
    <dc:date>2010-12-24T10:20:30</dc:date>
    <meta:generator>OpenOffice.org/3.2$Linux OpenOffice.org_project/320m19$Build-9505</meta:generator>
    <meta:document-statistic meta:object-count="42"/>
  </office:meta>
</office:document-meta>
</file>